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our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1_cloth1_table.mp4</text:p>
          </table:table-cell>
          <table:table-cell office:value-type="string" calcext:value-type="string">
            <text:p>cloth1_table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2_rope1_incho.mp4</text:p>
          </table:table-cell>
          <table:table-cell office:value-type="string" calcext:value-type="string">
            <text:p>rope1_incho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3_beans_incho.mp4</text:p>
          </table:table-cell>
          <table:table-cell office:value-type="string" calcext:value-type="string">
            <text:p>beans_incho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4_balls_table.mp4</text:p>
          </table:table-cell>
          <table:table-cell office:value-type="string" calcext:value-type="string">
            <text:p>balls_table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5_beans_table.mp4</text:p>
          </table:table-cell>
          <table:table-cell office:value-type="string" calcext:value-type="string">
            <text:p>beans_table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_rope_incho.mp4</text:p>
          </table:table-cell>
          <table:table-cell office:value-type="string" calcext:value-type="string">
            <text:p>rope_incho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7_kassava_box.mp4</text:p>
          </table:table-cell>
          <table:table-cell office:value-type="string" calcext:value-type="string">
            <text:p>kassava_box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8_pot_tree.mp4</text:p>
          </table:table-cell>
          <table:table-cell office:value-type="string" calcext:value-type="string">
            <text:p>pot_tree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9_beans1_table.mp4</text:p>
          </table:table-cell>
          <table:table-cell office:value-type="string" calcext:value-type="string">
            <text:p>beans1_table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_bottles_table.mp4</text:p>
          </table:table-cell>
          <table:table-cell office:value-type="string" calcext:value-type="string">
            <text:p>bottles_table</text:p>
          </table:table-cell>
          <table:table-cell office:value-type="string" calcext:value-type="string">
            <text:p>Hellwig, F. M., &amp; Lüpke, F. (2001). Caused positions. In S. C. Levinson, &amp; N. J. Enfield (Eds.), Manual for the field season 2001 (pp. 126-128). Nijmegen: Max Planck Institute for Psycholinguistics. doi:10.17617/2.874644.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3:11:29.065059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2:31:12.018718557</meta:creation-date>
    <dc:date>2022-03-14T23:12:19.530470673</dc:date>
    <meta:editing-duration>PT6M56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